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Fira Code" svg:font-family="'Fira Code'"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Helvetica" fo:font-size="14pt" officeooo:rsid="00145961" officeooo:paragraph-rsid="00145961" style:font-size-asian="14pt" style:font-size-complex="14pt"/>
    </style:style>
    <style:style style:name="P2" style:family="paragraph" style:parent-style-name="Standard" style:list-style-name="L1">
      <style:text-properties style:font-name="Helvetica" fo:font-size="14pt" officeooo:rsid="00145961" officeooo:paragraph-rsid="00160e1b" style:font-size-asian="14pt" style:font-size-complex="14pt"/>
    </style:style>
    <style:style style:name="P3" style:family="paragraph" style:parent-style-name="Standard">
      <style:paragraph-properties fo:text-align="justify" style:justify-single-word="false"/>
      <style:text-properties style:font-name="Helvetica" fo:font-size="14pt" officeooo:rsid="00145961" officeooo:paragraph-rsid="00145961" style:font-size-asian="14pt" style:font-size-complex="14pt"/>
    </style:style>
    <style:style style:name="P4" style:family="paragraph" style:parent-style-name="Standard" style:list-style-name="L1">
      <style:text-properties style:font-name="Helvetica" fo:font-size="14pt" officeooo:rsid="00160e1b" officeooo:paragraph-rsid="00160e1b" style:font-size-asian="14pt" style:font-size-complex="14pt"/>
    </style:style>
    <style:style style:name="P5" style:family="paragraph" style:parent-style-name="Standard">
      <style:paragraph-properties fo:text-align="center" style:justify-single-word="false"/>
      <style:text-properties style:font-name="Helvetica" fo:font-size="18pt" fo:font-weight="bold" officeooo:rsid="00145961" officeooo:paragraph-rsid="00145961" style:font-size-asian="18pt" style:font-weight-asian="bold" style:font-size-complex="18pt" style:font-weight-complex="bold"/>
    </style:style>
    <style:style style:name="T1" style:family="text">
      <style:text-properties officeooo:rsid="00160e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finition of Done</text:p>
      <text:p text:style-name="P1"/>
      <text:p text:style-name="P3">Deciding when a certain user story is fully implemented can get tricky because we all have different understandings for what the “done” means. To avoid that, each user story needs to fulfill the following checklist:</text:p>
      <text:p text:style-name="P1"/>
      <text:list xml:id="list477518059" text:style-name="L1">
        <text:list-item>
          <text:p text:style-name="P2">Acceptance criteria of user story are met.</text:p>
        </text:list-item>
        <text:list-item>
          <text:p text:style-name="P2"><text:span text:style-name="T1">Code runs successfully on local machine</text:span>.</text:p>
        </text:list-item>
        <text:list-item>
          <text:p text:style-name="P2"><text:span text:style-name="T1">No checkstyle errors in code.</text:span></text:p>
        </text:list-item>
        <text:list-item>
          <text:p text:style-name="P2"><text:span text:style-name="T1">Useful automated</text:span> tests<text:span text:style-name="T1"> </text:span>are created and pass <text:span text:style-name="T1">successfully.</text:span></text:p>
        </text:list-item>
        <text:list-item>
          <text:p text:style-name="P2"><text:span text:style-name="T1">All team members understand the code and its functionality.</text:span></text:p>
        </text:list-item>
        <text:list-item>
          <text:p text:style-name="P4">Documentation is updated.</text:p>
        </text:list-item>
        <text:list-item>
          <text:p text:style-name="P4">Code is uploaded on central repository in Gitlab.</text:p>
        </text:list-item>
        <text:list-item>
          <text:p text:style-name="P4">Gitlab pipeline runs successful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Fira Code" svg:font-family="'Fira Code'"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22:27:42.414900993</meta:creation-date>
    <dc:date>2019-04-23T22:52:55.198463090</dc:date>
    <meta:editing-duration>PT4M30S</meta:editing-duration>
    <meta:editing-cycles>2</meta:editing-cycles>
    <meta:generator>LibreOffice/6.0.7.3$Linux_X86_64 LibreOffice_project/00m0$Build-3</meta:generator>
    <meta:document-statistic meta:table-count="0" meta:image-count="0" meta:object-count="0" meta:page-count="1" meta:paragraph-count="10" meta:word-count="96" meta:character-count="576" meta:non-whitespace-character-count="498"/>
  </office:meta>
</office:document-meta>
</file>